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dddd" draw:textarea-horizontal-align="justify" draw:textarea-vertical-align="middle" draw:auto-grow-height="false" fo:min-height="5.795cm" fo:min-width="8.816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0.526cm" fo:min-width="0.289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0.702cm" fo:min-width="0.471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0.327cm" fo:min-width="0.088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0.901cm" fo:min-width="0.671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0.369cm" fo:min-width="0.131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9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cm" fo:min-width="3.377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53cm" svg:stroke-color="#000000" draw:marker-start="Arrowheads_20_2" draw:marker-start-width="0.28cm" draw:marker-end="Arrowheads_20_2" draw:marker-end-width="0.28cm" draw:fill="none" draw:textarea-vertical-align="middle" fo:padding-top="0.152cm" fo:padding-bottom="0.152cm" fo:padding-left="0.277cm" fo:padding-right="0.277cm"/>
    </style:style>
    <style:style style:name="gr12" style:family="graphic" style:parent-style-name="objectwithoutfill">
      <style:graphic-properties svg:stroke-width="0.053cm" svg:stroke-color="#808080" draw:marker-start="" draw:marker-start-width="0.379cm" draw:marker-end="Arrowheads_20_9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4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5" style:family="paragraph">
      <style:text-properties fo:font-size="16pt"/>
    </style:style>
    <style:style style:name="P6" style:family="paragraph">
      <loext:graphic-properties draw:fill="none" draw:fill-color="#ffffff"/>
      <style:text-properties fo:font-size="16pt" style:font-size-asian="14pt" style:font-size-complex="14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0pt"/>
    </style:style>
    <style:style style:name="P14" style:family="paragraph">
      <loext:graphic-properties draw:fill="none" draw:fill-color="#ffffff"/>
      <style:text-properties fo:font-size="20pt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" style:family="text">
      <style:text-properties style:font-size-asian="14pt" style:font-size-complex="14pt"/>
    </style:style>
    <style:style style:name="T3" style:family="text">
      <style:text-properties style:text-position="-8% 58%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text-position="-8% 58%" fo:font-size="16pt" style:font-size-asian="16pt" style:font-size-complex="16pt"/>
    </style:style>
    <style:style style:name="T6" style:family="text">
      <style:text-properties style:font-name="Liberation Sans1" style:font-name-asian="Liberation Sans1" style:font-name-complex="Liberation Sans1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968cm" svg:height="6.697cm" svg:x="0.103cm" svg:y="0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1.163cm" svg:height="1.144cm" svg:x="1.505cm" svg:y="2.6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2" draw:id="id2" draw:layer="layout" svg:width="1.419cm" svg:height="1.394cm" svg:x="5.541cm" svg:y="2.8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xml:id="id6" draw:id="id6" draw:layer="layout" svg:width="0.878cm" svg:height="0.863cm" svg:x="8.487cm" svg:y="2.5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xml:id="id5" draw:id="id5" draw:layer="layout" svg:width="1.703cm" svg:height="1.675cm" svg:x="2.812cm" svg:y="4.5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xml:id="id4" draw:id="id4" draw:layer="layout" svg:width="0.939cm" svg:height="0.923cm" svg:x="6.668cm" svg:y="5.2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4" draw:layer="layout" svg:width="0.925cm" svg:height="1.038cm" svg:x="0.556cm" svg:y="0.692cm">
          <draw:text-box>
            <text:p text:style-name="P3"><text:span text:style-name="T1">S</text:span></text:p>
          </draw:text-box>
        </draw:frame>
        <draw:frame draw:style-name="gr8" draw:text-style-name="P6" draw:layer="layout" svg:width="1.189cm" svg:height="1.505cm" svg:x="0.968cm" svg:y="3.347cm">
          <draw:text-box>
            <text:p text:style-name="P5"><text:span text:style-name="T2">s</text:span><text:span text:style-name="T3">1</text:span></text:p>
          </draw:text-box>
        </draw:frame>
        <draw:frame draw:style-name="gr8" draw:text-style-name="P8" draw:layer="layout" svg:width="1.171cm" svg:height="1.505cm" svg:x="2.369cm" svg:y="5.747cm">
          <draw:text-box>
            <text:p text:style-name="P7"><text:span text:style-name="T4">s</text:span><text:span text:style-name="T5">4</text:span></text:p>
          </draw:text-box>
        </draw:frame>
        <draw:frame draw:style-name="gr8" draw:text-style-name="P9" draw:layer="layout" svg:width="1.195cm" svg:height="1.505cm" svg:x="5.07cm" svg:y="3.747cm">
          <draw:text-box>
            <text:p><text:span text:style-name="T4">s</text:span><text:span text:style-name="T5">2</text:span></text:p>
          </draw:text-box>
        </draw:frame>
        <draw:frame draw:style-name="gr9" draw:text-style-name="P8" draw:layer="layout" svg:width="1.165cm" svg:height="0.878cm" svg:x="7.971cm" svg:y="3.047cm">
          <draw:text-box>
            <text:p text:style-name="P7"><text:span text:style-name="T4">s</text:span><text:span text:style-name="T5">3</text:span></text:p>
          </draw:text-box>
        </draw:frame>
        <draw:frame draw:style-name="gr8" draw:text-style-name="P8" draw:layer="layout" svg:width="1.094cm" svg:height="1.505cm" svg:x="6.072cm" svg:y="5.747cm">
          <draw:text-box>
            <text:p text:style-name="P7"><text:span text:style-name="T4">s</text:span><text:span text:style-name="T5">5</text:span></text:p>
          </draw:text-box>
        </draw:frame>
        <draw:custom-shape draw:style-name="gr10" draw:text-style-name="P10" draw:layer="layout" svg:width="4.522cm" svg:height="0.616cm" svg:x="10.494cm" svg:y="3.3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1" draw:text-style-name="P11" draw:layer="layout" svg:x1="15.378cm" svg:y1="3.646cm" svg:x2="24.203cm" svg:y2="3.681cm">
          <text:p/>
        </draw:line>
        <draw:connector draw:style-name="gr12" draw:text-style-name="P11" draw:layer="layout" draw:type="curve" draw:line-skew="0.029cm" svg:x1="2.087cm" svg:y1="2.661cm" svg:x2="21.482cm" svg:y2="3.646cm" draw:start-shape="id1" draw:start-glue-point="4" svg:d="M2087 2661c0-733 19395-1226 19395 985" svg:viewBox="0 0 19396 1605">
          <text:p/>
        </draw:connector>
        <draw:connector draw:style-name="gr12" draw:text-style-name="P11" draw:layer="layout" draw:type="curve" draw:line-skew="-1.414cm" svg:x1="6.251cm" svg:y1="4.232cm" svg:x2="17.616cm" svg:y2="3.646cm" draw:start-shape="id2" draw:start-glue-point="8" draw:end-shape="id3" draw:end-glue-point="3" svg:d="M6251 4232c0 931 5933 776 8962 397s3154-983 2403-983" svg:viewBox="0 0 11752 1281">
          <text:p/>
        </draw:connector>
        <draw:connector draw:style-name="gr12" draw:text-style-name="P11" xml:id="id3" draw:id="id3" draw:layer="layout" draw:type="curve" draw:line-skew="3.184cm" svg:x1="7.607cm" svg:y1="5.74cm" svg:x2="17.616cm" svg:y2="3.646cm" draw:start-shape="id4" draw:start-glue-point="10" svg:d="M7607 5740c12672 0 7668-2094 10009-2094" svg:viewBox="0 0 10010 2095">
          <text:p/>
        </draw:connector>
        <draw:connector draw:style-name="gr12" draw:text-style-name="P11" xml:id="id7" draw:id="id7" draw:layer="layout" draw:type="curve" svg:x1="3.663cm" svg:y1="6.231cm" svg:x2="20.349cm" svg:y2="3.652cm" draw:start-shape="id5" draw:start-glue-point="8" svg:d="M3663 6231c0 777 16686 2066 16686-2579" svg:viewBox="0 0 16687 3354">
          <text:p/>
        </draw:connector>
        <draw:connector draw:style-name="gr12" draw:text-style-name="P11" draw:layer="layout" draw:type="curve" svg:x1="8.926cm" svg:y1="2.556cm" svg:x2="20.349cm" svg:y2="3.652cm" draw:start-shape="id6" draw:start-glue-point="4" draw:end-shape="id7" draw:end-glue-point="3" svg:d="M8926 2556c0-778 11423-1326 11423 1096" svg:viewBox="0 0 11424 1758">
          <text:p/>
        </draw:connector>
        <draw:frame draw:style-name="gr13" draw:text-style-name="P12" draw:layer="layout" svg:width="5.231cm" svg:height="0.962cm" svg:x="16.986cm" svg:y="3.77cm">
          <draw:text-box>
            <text:p><text:s text:c="2"/>-1 <text:s text:c="3"/><text:s text:c="3"/><text:s text:c="3"/><text:s text:c="3"/>2 <text:s text:c="2"/><text:span text:style-name="T6">π</text:span> </text:p>
          </draw:text-box>
        </draw:frame>
        <draw:frame draw:style-name="gr13" draw:text-style-name="P14" draw:layer="layout" svg:width="0.972cm" svg:height="1.038cm" svg:x="12.016cm" svg:y="2.633cm">
          <draw:text-box>
            <text:p text:style-name="P13"><text:span text:style-name="T7">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marker draw:name="Arrowheads_20_9" draw:display-name="Arrowheads 9" svg:viewBox="0 826 1131 754" svg:d="M566 826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.38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9T11:41:29.702077887</meta:creation-date>
    <dc:date>2023-04-19T12:31:27.124944789</dc:date>
    <meta:editing-duration>PT17M40S</meta:editing-duration>
    <meta:editing-cycles>4</meta:editing-cycles>
    <meta:generator>LibreOffice/7.3.7.2$Linux_X86_64 LibreOffice_project/30$Build-2</meta:generator>
    <meta:document-statistic meta:object-count="21"/>
  </office:meta>
</office:document-meta>
</file>